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.0" office:value-type="float"/>
          <table:table-cell office:value="0.682052789521946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.0" office:value-type="float"/>
          <table:table-cell office:value="0.6906655416692514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.0" office:value-type="float"/>
          <table:table-cell office:value="1.0" office:value-type="float"/>
          <table:table-cell office:value="0.6817212932114329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.0" office:value-type="float"/>
          <table:table-cell office:value="0.7254415210832539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.0" office:value-type="float"/>
          <table:table-cell office:value="0.6694001061585052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.0" office:value-type="float"/>
          <table:table-cell office:value="0.7117741003078555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.0" office:value-type="float"/>
          <table:table-cell office:value="0.6865919349294209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.0" office:value-type="float"/>
          <table:table-cell office:value="0.7278682772989016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.0" office:value-type="float"/>
          <table:table-cell office:value="0.6822303349991226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.0" office:value-type="float"/>
          <table:table-cell office:value="0.6859443348326019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.0" office:value-type="float"/>
          <table:table-cell office:value="0.7039657175913474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.0" office:value-type="float"/>
          <table:table-cell office:value="0.6994905639409338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.0" office:value-type="float"/>
          <table:table-cell office:value="0.7081363049974608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.0" office:value-type="float"/>
          <table:table-cell office:value="0.7053948228121949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.0" office:value-type="float"/>
          <table:table-cell office:value="0.6876565313797767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.0" office:value-type="float"/>
          <table:table-cell office:value="0.6781363428655106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.0" office:value-type="float"/>
          <table:table-cell office:value="0.7235017385305647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.0" office:value-type="float"/>
          <table:table-cell office:value="0.23464978007531992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.0" office:value-type="float"/>
          <table:table-cell office:value="0.6757737640593001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.0" office:value-type="float"/>
          <table:table-cell office:value="0.7231697742215795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.0" office:value-type="float"/>
          <table:table-cell office:value="0.7271130663541678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.0" office:value-type="float"/>
          <table:table-cell office:value="0.7084786003752349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.0" office:value-type="float"/>
          <table:table-cell office:value="0.6968243144628204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.0" office:value-type="float"/>
          <table:table-cell office:value="0.7069781309910637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7035370372119414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.0" office:value-type="float"/>
          <table:table-cell office:value="0.704633898664334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.0" office:value-type="float"/>
          <table:table-cell office:value="0.6908609279980801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.0" office:value-type="float"/>
          <table:table-cell office:value="0.743874002075833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.0" office:value-type="float"/>
          <table:table-cell office:value="0.7289461029944186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.0" office:value-type="float"/>
          <table:table-cell office:value="0.738761190670825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.0" office:value-type="float"/>
          <table:table-cell office:value="0.7165534502155203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.0" office:value-type="float"/>
          <table:table-cell office:value="1.0" office:value-type="float"/>
          <table:table-cell office:value="0.7213394464966841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.0" office:value-type="float"/>
          <table:table-cell office:value="1.0" office:value-type="float"/>
          <table:table-cell office:value="0.6366198009467218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.0" office:value-type="float"/>
          <table:table-cell office:value="0.7278666377094348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.0" office:value-type="float"/>
          <table:table-cell office:value="0.6909382270107435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.0" office:value-type="float"/>
          <table:table-cell office:value="0.6560891832502174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.0" office:value-type="float"/>
          <table:table-cell office:value="0.6819951232746629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.0" office:value-type="float"/>
          <table:table-cell office:value="0.6868569847756393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.0" office:value-type="float"/>
          <table:table-cell office:value="0.7303108993095604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.0" office:value-type="float"/>
          <table:table-cell office:value="0.6608365865452378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.0" office:value-type="float"/>
          <table:table-cell office:value="0.7190775081715937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.0" office:value-type="float"/>
          <table:table-cell office:value="0.726053917960281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.0" office:value-type="float"/>
          <table:table-cell office:value="0.6902628249244953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.0" office:value-type="float"/>
          <table:table-cell office:value="0.6989951942676909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.0" office:value-type="float"/>
          <table:table-cell office:value="0.7061984681738698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.0" office:value-type="float"/>
          <table:table-cell office:value="1.0" office:value-type="float"/>
          <table:table-cell office:value="0.6916483916781728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.0" office:value-type="float"/>
          <table:table-cell office:value="0.7161314839041533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.0" office:value-type="float"/>
          <table:table-cell office:value="0.7306453913045919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.0" office:value-type="float"/>
          <table:table-cell office:value="0.6831043590561565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.0" office:value-type="float"/>
          <table:table-cell office:value="0.7253372117627603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.0" office:value-type="float"/>
          <table:table-cell office:value="1.0" office:value-type="float"/>
          <table:table-cell office:value="0.7033848220867469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.0" office:value-type="float"/>
          <table:table-cell office:value="0.7167111725869119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.0" office:value-type="float"/>
          <table:table-cell office:value="0.696259159629527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.0" office:value-type="float"/>
          <table:table-cell office:value="0.7300526249993435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.0" office:value-type="float"/>
          <table:table-cell office:value="0.6872928525905695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.0" office:value-type="float"/>
          <table:table-cell office:value="1.0" office:value-type="float"/>
          <table:table-cell office:value="0.6541608551403724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.0" office:value-type="float"/>
          <table:table-cell office:value="0.6650554373283937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.0" office:value-type="float"/>
          <table:table-cell office:value="0.7075876073920339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.0" office:value-type="float"/>
          <table:table-cell office:value="0.6744784134818962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.0" office:value-type="float"/>
          <table:table-cell office:value="0.7110403475313782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18080646848270032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.0" office:value-type="float"/>
          <table:table-cell office:value="0.6931955960120221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.0" office:value-type="float"/>
          <table:table-cell office:value="0.6884942801795048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.0" office:value-type="float"/>
          <table:table-cell office:value="1.0" office:value-type="float"/>
          <table:table-cell office:value="0.6579166941628635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.0" office:value-type="float"/>
          <table:table-cell office:value="0.69235884102686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.0" office:value-type="float"/>
          <table:table-cell office:value="0.6838708023830059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.0" office:value-type="float"/>
          <table:table-cell office:value="0.6903980326042258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.0" office:value-type="float"/>
          <table:table-cell office:value="0.7148455687559315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17T20:40:11.052699</meta:creation-date>
    <dc:date>2019-05-17T20:40:11.069537</dc:date>
    <meta:generator>http://pypi.python.org/pypi/ezodf/0.1.0$Python3.6.7 (default, Oct 22 2018, 11:32:17) 
[GCC 8.2.0]</meta:generator>
    <meta:document-statistic/>
    <meta:editing-cycles>1</meta:editing-cycles>
  </office:meta>
</office:document-meta>
</file>